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paragraph-rsid="0009fd5c"/>
    </style:style>
    <style:style style:name="P2" style:family="paragraph" style:parent-style-name="Header">
      <style:text-properties fo:font-style="italic" officeooo:paragraph-rsid="0009fd5c" style:font-style-asian="italic" style:font-style-complex="italic"/>
    </style:style>
    <style:style style:name="P3" style:family="paragraph" style:parent-style-name="Standard">
      <style:text-properties fo:font-size="18pt" style:text-underline-style="solid" style:text-underline-width="auto" style:text-underline-color="font-color" fo:font-weight="bold" officeooo:paragraph-rsid="0009fd5c" style:font-size-asian="18pt" style:font-weight-asian="bold" style:font-size-complex="18pt" style:font-weight-complex="bold"/>
    </style:style>
    <style:style style:name="P4" style:family="paragraph" style:parent-style-name="Standard">
      <style:text-properties officeooo:paragraph-rsid="0009fd5c"/>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style="normal" fo:font-weight="normal" officeooo:rsid="000b8d70" officeooo:paragraph-rsid="000bdbbf"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paragraph-rsid="000bdbbf" style:font-style-asian="normal" style:font-weight-asian="normal" style:font-style-complex="normal" style:font-weight-complex="normal"/>
    </style:style>
    <style:style style:name="P8" style:family="paragraph" style:parent-style-name="Standard">
      <style:text-properties fo:font-size="14pt" style:text-underline-style="solid" style:text-underline-width="auto" style:text-underline-color="font-color" officeooo:paragraph-rsid="000bdbbf" style:font-size-asian="14pt" style:font-size-complex="14pt"/>
    </style:style>
    <style:style style:name="P9" style:family="paragraph" style:parent-style-name="Standard">
      <style:text-properties fo:font-size="14pt" fo:font-style="normal" style:text-underline-style="solid" style:text-underline-width="auto" style:text-underline-color="font-color" fo:font-weight="normal" officeooo:paragraph-rsid="000bdbbf" style:font-size-asian="14pt" style:font-style-asian="normal" style:font-weight-asian="normal" style:font-size-complex="14pt" style:font-style-complex="normal" style:font-weight-complex="normal"/>
    </style:style>
    <style:style style:name="P10" style:family="paragraph" style:parent-style-name="Standard" style:list-style-name="L1">
      <style:text-properties officeooo:paragraph-rsid="000bdbbf"/>
    </style:style>
    <style:style style:name="P11" style:family="paragraph" style:parent-style-name="Standard" style:list-style-name="L2"/>
    <style:style style:name="P12" style:family="paragraph" style:parent-style-name="Standard" style:list-style-name="L2">
      <style:text-properties officeooo:paragraph-rsid="000bdbbf"/>
    </style:style>
    <style:style style:name="P13" style:family="paragraph" style:parent-style-name="Standard">
      <style:text-properties fo:font-size="12pt" style:text-underline-style="none" officeooo:paragraph-rsid="000bdbbf" style:font-size-asian="12pt" style:font-size-complex="12pt"/>
    </style:style>
    <style:style style:name="T1" style:family="text">
      <style:text-properties officeooo:rsid="001ca730"/>
    </style:style>
    <style:style style:name="T2" style:family="text">
      <style:text-properties officeooo:rsid="001bc0d8"/>
    </style:style>
    <style:style style:name="T3" style:family="text">
      <style:text-properties officeooo:rsid="0009fd5c"/>
    </style:style>
    <style:style style:name="T4" style:family="text">
      <style:text-properties fo:font-style="italic" style:font-style-asian="italic" style:font-style-complex="italic"/>
    </style:style>
    <style:style style:name="T5" style:family="text">
      <style:text-properties officeooo:rsid="000b8d70"/>
    </style:style>
    <style:style style:name="T6" style:family="text">
      <style:text-properties fo:font-weight="normal" style:font-weight-asian="normal" style:font-weight-complex="normal"/>
    </style:style>
    <style:style style:name="T7" style:family="text">
      <style:text-properties fo:font-weight="normal" officeooo:rsid="000bdbbf"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0bdbbf"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INUTES</text:p>
      <text:p text:style-name="P4"/>
      <text:p text:style-name="P4">Project Title: Group 12 Project</text:p>
      <text:p text:style-name="P4">Meeting Purpose: <text:span text:style-name="T5">Design specification and prototype</text:span></text:p>
      <text:p text:style-name="P4">People Present: <text:span text:style-name="T5">lot15, dpb1</text:span></text:p>
      <text:p text:style-name="P4">Location: Orchard</text:p>
      <text:p text:style-name="P4">Date: <text:span text:style-name="T5">2</text:span>2/11/<text:span text:style-name="T1">20</text:span>13</text:p>
      <text:p text:style-name="P4">Circulation list: <text:span text:style-name="T5">dpb1, lot15</text:span></text:p>
      <text:p text:style-name="P4">Author of the minutes: <text:span text:style-name="T5">Declan Beynon</text:span></text:p>
      <text:p text:style-name="P4">Date the minutes were produced: <text:span text:style-name="T5">2</text:span>2/11/<text:span text:style-name="T2">20</text:span>13</text:p>
      <text:p text:style-name="Standard">Version: 1.<text:span text:style-name="T3">1</text:span></text:p>
      <text:p text:style-name="Standard"/>
      <text:p text:style-name="Standard"/>
      <text:p text:style-name="P8">Matters Arising</text:p>
      <text:p text:style-name="Standard"/>
      <text:list xml:id="list2356920032337333008" text:style-name="L1">
        <text:list-item>
          <text:p text:style-name="P10"><text:span text:style-name="T6">Design Spec and prototype</text:span><text:span text:style-name="T7"> – </text:span><text:span text:style-name="T6">Decided that Declan doesn't need to create the class diagram as it would be automatically generated when Louis finishes his Class Interface Descriptions. To split the work evenly, Declan is now doing half of the Class interface descriptions. </text:span></text:p>
          <text:p text:style-name="P10"><text:span text:style-name="T8">Action: Louis – Finish half of the class interface descriptions and commit to GitHub</text:span></text:p>
          <text:p text:style-name="P10"><text:span text:style-name="T8">Action: Declan – Finish half of the class interface descriptions and commit to GitHub</text:span></text:p>
        </text:list-item>
      </text:list>
      <text:p text:style-name="P5"/>
      <text:p text:style-name="P9">New Business</text:p>
      <text:p text:style-name="P9"/>
      <text:list xml:id="list2930857179237077217" text:style-name="L2">
        <text:list-item>
          <text:p text:style-name="P11"><text:span text:style-name="T9">lot15 – </text:span><text:span text:style-name="T8">Do </text:span><text:span text:style-name="T9">o</text:span><text:span text:style-name="T8">dd numbers</text:span></text:p>
        </text:list-item>
        <text:list-item>
          <text:p text:style-name="P12"><text:span text:style-name="T9">dpb1 – Do</text:span><text:span text:style-name="T8"> </text:span><text:span text:style-name="T9">e</text:span><text:span text:style-name="T8">ven numbers</text:span></text:p>
          <text:p text:style-name="P12"><text:span text:style-name="T8">Action: Whoever finishes second must convert descriptions into a UML class diagram. </text:span></text:p>
        </text:list-item>
      </text:list>
      <text:p text:style-name="P5"/>
      <text:p text:style-name="P5"/>
      <text:p text:style-name="P8">AOB</text:p>
      <text:p text:style-name="P13"/>
      <text:p text:style-name="P7"><text:s text:c="6"/>Non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a xlink:type="simple" xlink:href="mailto:dpb1@aber.ac.uk">dpb1@aber.ac.uk</text:a> 22/11/<text:span text:style-name="T2">20</text:span>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paragraph-rsid="0009fd5c" style:font-style-asian="italic" style:font-style-complex="italic"/>
    </style:style>
    <style:style style:name="MP2" style:family="paragraph" style:parent-style-name="Footer">
      <style:text-properties officeooo:paragraph-rsid="0009fd5c"/>
    </style:style>
    <style:style style:name="MT1" style:family="text">
      <style:text-properties officeooo:rsid="0009fd5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Meeting Minutes<text:tab/>v1.<text:span text:style-name="MT1">1</text:span><text:tab/>Final</text:p>
      </style:header>
      <style:footer>
        <text:p text:style-name="MP2"><text:span text:style-name="Default_20_Paragraph_20_Font"><text:span text:style-name="MT2">Aberystwyth University / Computer Science<text:tab/><text:tab/>Page </text:span></text:span><text:span text:style-name="Default_20_Paragraph_20_Font"><text:span text:style-name="MT2"><text:page-number text:select-page="current">1</text:page-number></text:span></text:span><text:span text:style-name="Default_20_Paragraph_20_Font"><text:span text:style-name="MT2">/</text:span></text:span><text:span text:style-name="Default_20_Paragraph_20_Font"><text:span text:style-name="MT2"><text:page-count>1</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clan </meta:initial-creator>
    <meta:creation-date>2013-10-25T15:19:09.17</meta:creation-date>
    <dc:date>2014-01-29T12:24:33.702892000</dc:date>
    <meta:editing-duration>PT1H4M53S</meta:editing-duration>
    <meta:editing-cycles>10</meta:editing-cycles>
    <meta:generator>LibreOffice/4.1.0.4$MacOSX_x86 LibreOffice_project/89ea49ddacd9aa532507cbf852f2bb22b1ace28</meta:generator>
    <meta:document-statistic meta:table-count="0" meta:image-count="0" meta:object-count="0" meta:page-count="1" meta:paragraph-count="23" meta:word-count="148" meta:character-count="985" meta:non-whitespace-character-count="849"/>
  </office:meta>
</office:document-meta>
</file>